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fbb" officeooo:paragraph-rsid="001bcfb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cfbb" officeooo:paragraph-rsid="001bcfb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dbdd3" officeooo:paragraph-rsid="001dbdd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f3ee9" officeooo:paragraph-rsid="001f3ee9" style:font-weight-asian="bold" style:font-weight-complex="bold"/>
    </style:style>
    <style:style style:name="P5" style:family="paragraph" style:parent-style-name="Standard">
      <style:text-properties style:text-position="0% 100%" style:text-underline-style="none" fo:font-weight="bold" officeooo:rsid="001f3ee9" officeooo:paragraph-rsid="001f3ee9" style:font-weight-asian="bold" style:font-weight-complex="bold"/>
    </style:style>
    <style:style style:name="P6" style:family="paragraph" style:parent-style-name="Standard">
      <style:text-properties style:text-position="0% 100%" style:text-underline-style="none" fo:font-weight="bold" officeooo:rsid="0021c082" officeooo:paragraph-rsid="0021c082" style:font-weight-asian="bold" style:font-weight-complex="bold"/>
    </style:style>
    <style:style style:name="P7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1f3ee9" officeooo:paragraph-rsid="001fd23c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normal" officeooo:rsid="0021d4ec" officeooo:paragraph-rsid="0021d4ec" style:font-weight-asian="normal" style:font-weight-complex="normal"/>
    </style:style>
    <style:style style:name="P10" style:family="paragraph" style:parent-style-name="Standard">
      <style:text-properties style:text-position="0% 100%" style:text-underline-style="none" fo:font-weight="normal" officeooo:rsid="002f69e7" officeooo:paragraph-rsid="002f69e7" style:font-weight-asian="normal" style:font-weight-complex="normal"/>
    </style:style>
    <style:style style:name="P11" style:family="paragraph" style:parent-style-name="Standard">
      <style:text-properties style:text-position="0% 100%" style:text-underline-style="solid" style:text-underline-width="auto" style:text-underline-color="font-color" fo:font-weight="bold" officeooo:rsid="0021037e" officeooo:paragraph-rsid="0021037e" style:font-weight-asian="bold" style:font-weight-complex="bold"/>
    </style:style>
    <style:style style:name="P12" style:family="paragraph" style:parent-style-name="Standard">
      <style:text-properties officeooo:paragraph-rsid="002cf459"/>
    </style:style>
    <style:style style:name="P13" style:family="paragraph" style:parent-style-name="Standard">
      <style:text-properties style:text-position="0% 100%" style:text-underline-style="none" fo:font-weight="normal" officeooo:rsid="002d8045" officeooo:paragraph-rsid="002d8045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bold" officeooo:rsid="00269d0c" officeooo:paragraph-rsid="00309586" style:font-weight-asian="bold" style:font-weight-complex="bold"/>
    </style:style>
    <style:style style:name="P16" style:family="paragraph" style:parent-style-name="Standard">
      <style:text-properties style:text-position="sub 58%" style:text-underline-style="none" fo:font-weight="normal" officeooo:rsid="002037c5" officeooo:paragraph-rsid="001fd23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4ec" style:font-weight-asian="normal" style:font-weight-complex="normal"/>
    </style:style>
    <style:style style:name="T3" style:family="text">
      <style:text-properties fo:font-weight="normal" officeooo:rsid="0023b765" style:font-weight-asian="normal" style:font-weight-complex="normal"/>
    </style:style>
    <style:style style:name="T4" style:family="text">
      <style:text-properties fo:font-weight="normal" officeooo:rsid="00283789" style:font-weight-asian="normal" style:font-weight-complex="normal"/>
    </style:style>
    <style:style style:name="T5" style:family="text">
      <style:text-properties fo:font-weight="normal" officeooo:rsid="0029c210" style:font-weight-asian="normal" style:font-weight-complex="normal"/>
    </style:style>
    <style:style style:name="T6" style:family="text">
      <style:text-properties fo:font-weight="normal" officeooo:rsid="002cf459" style:font-weight-asian="normal" style:font-weight-complex="normal"/>
    </style:style>
    <style:style style:name="T7" style:family="text">
      <style:text-properties fo:font-weight="normal" officeooo:rsid="002d8045" style:font-weight-asian="normal" style:font-weight-complex="normal"/>
    </style:style>
    <style:style style:name="T8" style:family="text">
      <style:text-properties fo:font-weight="normal" officeooo:rsid="002f69e7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weight="normal" officeooo:rsid="00269d0c" style:font-weight-asian="normal" style:font-weight-complex="normal"/>
    </style:style>
    <style:style style:name="T12" style:family="text">
      <style:text-properties style:text-position="sub 58%" fo:font-weight="normal" officeooo:rsid="002b839b" style:font-weight-asian="normal" style:font-weight-complex="normal"/>
    </style:style>
    <style:style style:name="T13" style:family="text">
      <style:text-properties style:text-position="sub 58%" officeooo:rsid="001fd23c"/>
    </style:style>
    <style:style style:name="T14" style:family="text">
      <style:text-properties style:text-position="sub 58%" officeooo:rsid="002037c5"/>
    </style:style>
    <style:style style:name="T15" style:family="text">
      <style:text-properties style:text-position="sub 58%" officeooo:rsid="00283789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21d4ec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269d0c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283789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2cf459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29c210" style:font-weight-asian="normal" style:font-weight-complex="normal"/>
    </style:style>
    <style:style style:name="T22" style:family="text">
      <style:text-properties officeooo:rsid="001fd23c"/>
    </style:style>
    <style:style style:name="T23" style:family="text">
      <style:text-properties officeooo:rsid="002037c5"/>
    </style:style>
    <style:style style:name="T24" style:family="text">
      <style:text-properties officeooo:rsid="00258988"/>
    </style:style>
    <style:style style:name="T25" style:family="text">
      <style:text-properties officeooo:rsid="00309586"/>
    </style:style>
    <style:style style:name="T26" style:family="text">
      <style:text-properties style:font-name="Liberation Serif1" officeooo:rsid="00309586" style:font-name-asian="Liberation Serif1" style:font-name-complex="Liberation Serif1"/>
    </style:style>
    <style:style style:name="T27" style:family="text">
      <style:text-properties style:font-name="Liberation Serif1" fo:font-weight="normal" officeooo:rsid="00309586" style:font-name-asian="Liberation Serif1" style:font-weight-asian="normal" style:font-name-complex="Liberation Serif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916I.TD1 : <text:span text:style-name="T24">Programmation par contraintes</text:span></text:p>
      <text:p text:style-name="P1">Solal Goldstein</text:p>
      <text:p text:style-name="P1">27/09/2021</text:p>
      <text:p text:style-name="P1"/>
      <text:p text:style-name="P2">Exercice 1 :</text:p>
      <text:p text:style-name="P2"/>
      <text:p text:style-name="P3">Question1. </text:p>
      <text:p text:style-name="P4"><text:span text:style-name="T2">Variables = <text:s/>{</text:span><text:span text:style-name="T1">X</text:span><text:span text:style-name="T12">1</text:span><text:span text:style-name="T16">,</text:span><text:span text:style-name="T12">1</text:span><text:span text:style-name="T11"> </text:span><text:span text:style-name="T16">… X</text:span><text:span text:style-name="T10">n</text:span><text:span text:style-name="T16">,</text:span><text:span text:style-name="T12">n</text:span><text:span text:style-name="T17">}</text:span></text:p>
      <text:p text:style-name="P5"><text:span text:style-name="T1">D = {</text:span><text:span text:style-name="T3">0,1</text:span><text:span text:style-name="T1">}</text:span></text:p>
      <text:p text:style-name="P12"><text:span text:style-name="T18">noQueen</text:span><text:span text:style-name="T19">(Somme(Xi,y) = 1)</text:span><text:span text:style-name="T4">∀ </text:span><text:span text:style-name="T19"><text:s/>i ∈ </text:span><text:span text:style-name="T20">{1 … N}</text:span><text:span text:style-name="T19">, y de </text:span><text:span text:style-name="T20">1</text:span><text:span text:style-name="T19"> à N<text:tab/>(</text:span><text:span text:style-name="T21">lignes</text:span><text:span text:style-name="T19">)</text:span></text:p>
      <text:p text:style-name="P12"><text:span text:style-name="T19">noQueen(Somme(Xi,y) = 1) </text:span><text:span text:style-name="T4">∀ </text:span><text:span text:style-name="T19">i </text:span><text:span text:style-name="T20">de 1 à N</text:span><text:span text:style-name="T19">, y ∈ </text:span><text:span text:style-name="T20">{1 … N}</text:span><text:span text:style-name="T19"> <text:tab/>(</text:span><text:span text:style-name="T21">colonnes</text:span><text:span text:style-name="T19">)</text:span></text:p>
      <text:p text:style-name="P15"><text:span text:style-name="T4">noQueen(Somme(Xi,y) &lt;</text:span><text:span text:style-name="T5">=</text:span><text:span text:style-name="T4"> 1) ∀</text:span><text:span text:style-name="T8">i,y</text:span><text:span text:style-name="T7"> </text:span><text:span text:style-name="T8">| Xi – Xj| </text:span><text:span text:style-name="T27">≠</text:span><text:span text:style-name="T8"> |i-j| <text:s/>avec i,y </text:span><text:span text:style-name="T4">∈ </text:span><text:span text:style-name="T6">{1 … N}</text:span><text:span text:style-name="T4"> <text:s/>(</text:span><text:span text:style-name="T5">diagonale</text:span><text:span text:style-name="T8">)</text:span></text:p>
      <text:p text:style-name="P10"/>
      <text:p text:style-name="P13"/>
      <text:p text:style-name="P7"/>
      <text:p text:style-name="P7"/>
      <text:p text:style-name="P5">Question2.</text:p>
      <text:p text:style-name="P9">R<text:span text:style-name="T9">N</text:span> est la reine N.</text:p>
      <text:p text:style-name="P7">- <text:span text:style-name="T22">R</text:span><text:span text:style-name="T13">0 </text:span><text:span text:style-name="T22">→ X</text:span><text:span text:style-name="T13">0,</text:span><text:span text:style-name="T15">0</text:span></text:p>
      <text:p text:style-name="P7"><text:span text:style-name="T22">- R</text:span><text:span text:style-name="T13">1 </text:span><text:span text:style-name="T22">ne peut pas en X</text:span><text:span text:style-name="T13">1</text:span><text:span text:style-name="T22">,</text:span><text:span text:style-name="T15">0</text:span><text:span text:style-name="T22"> X</text:span><text:span text:style-name="T13">5</text:span><text:span text:style-name="T22">, → X</text:span><text:span text:style-name="T13">9</text:span></text:p>
      <text:p text:style-name="P8"><text:span text:style-name="T22">- R</text:span><text:span text:style-name="T13">2</text:span><text:span text:style-name="T22"> ne peut pas en </text:span><text:span text:style-name="T13"><text:s/></text:span><text:span text:style-name="T22">X</text:span><text:span text:style-name="T13">2</text:span><text:span text:style-name="T22">, X</text:span><text:span text:style-name="T13">6</text:span><text:span text:style-name="T22">, X</text:span><text:span text:style-name="T13">10</text:span><text:span text:style-name="T22">, X</text:span><text:span text:style-name="T13">14</text:span><text:span text:style-name="T22"> donc backtracking on revient à R</text:span><text:span text:style-name="T13">1</text:span></text:p>
      <text:p text:style-name="P7">- <text:span text:style-name="T22">R</text:span><text:span text:style-name="T13">1</text:span><text:span text:style-name="T22"> → X</text:span><text:span text:style-name="T13">13</text:span></text:p>
      <text:p text:style-name="P8"><text:span text:style-name="T22">- R2 ne peut pas <text:s/>X</text:span><text:span text:style-name="T13">2</text:span><text:span text:style-name="T22">, X</text:span><text:span text:style-name="T13">6</text:span><text:span text:style-name="T22">, X</text:span><text:span text:style-name="T13">10</text:span><text:span text:style-name="T22">, X</text:span><text:span text:style-name="T13">14</text:span><text:span text:style-name="T22"> donc backtracking on revient à R</text:span><text:span text:style-name="T13">1</text:span><text:span text:style-name="T22"> puis R</text:span><text:span text:style-name="T13">0</text:span></text:p>
      <text:p text:style-name="P8"><text:span text:style-name="T22">- R</text:span><text:span text:style-name="T13">0</text:span><text:span text:style-name="T22"> → X</text:span><text:span text:style-name="T13">4</text:span></text:p>
      <text:p text:style-name="P8"><text:span text:style-name="T22">- R</text:span><text:span text:style-name="T13">1</text:span><text:span text:style-name="T22"> ne peut pas en X</text:span><text:span text:style-name="T13">1</text:span><text:span text:style-name="T22">, X</text:span><text:span text:style-name="T13">5</text:span><text:span text:style-name="T22">, X</text:span><text:span text:style-name="T13">9</text:span><text:span text:style-name="T22">, → X</text:span><text:span text:style-name="T13">13</text:span></text:p>
      <text:p text:style-name="P8">- <text:span text:style-name="T22">R</text:span><text:span text:style-name="T13">2</text:span><text:span text:style-name="T22"> → </text:span><text:span text:style-name="T23">X</text:span><text:span text:style-name="T14">2</text:span></text:p>
      <text:p text:style-name="P8">- <text:span text:style-name="T23">R</text:span><text:span text:style-name="T14">3</text:span><text:span text:style-name="T23"> ne peut pas en X</text:span><text:span text:style-name="T14">3</text:span><text:span text:style-name="T23">, X</text:span><text:span text:style-name="T14">7</text:span><text:span text:style-name="T23">, → X</text:span></text:p>
      <text:p text:style-name="P8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0322205582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Line2032220561520"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2032220564512"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2032220566416">
          <table:table-cell table:style-name="Tableau1.C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</table:table>
      <text:p text:style-name="P16"/>
      <text:p text:style-name="P11">Exercice 2 :</text:p>
      <text:p text:style-name="P6">Question1.</text:p>
      <text:p text:style-name="P6"/>
      <text:p text:style-name="P11"/>
      <text:p text:style-name="P11">Exercice 3 :</text:p>
      <text:p text:style-name="P6">Question1.</text:p>
      <text:p text:style-name="P11"/>
      <text:p text:style-name="P11">Exercice 4 :</text:p>
      <text:p text:style-name="P6">Question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09:31.785000000</meta:creation-date>
    <dc:date>2021-09-27T13:23:13.779000000</dc:date>
    <meta:editing-duration>PT50M43S</meta:editing-duration>
    <meta:editing-cycles>18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27" meta:word-count="163" meta:character-count="710" meta:non-whitespace-character-count="565"/>
  </office:meta>
</office:document-meta>
</file>